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font-size-asian="18pt" style:font-size-complex="18pt"/>
    </style:style>
    <style:style style:name="P2" style:family="paragraph" style:parent-style-name="Standard" style:list-style-name="L1">
      <style:text-properties style:font-name="Arial" fo:font-size="18pt" style:font-size-asian="18pt" style:font-size-complex="1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lassen:</text:p>
      <text:p text:style-name="P1"/>
      <text:list xml:id="list4721650178667662333" text:style-name="L1">
        <text:list-header>
          <text:p text:style-name="P2">–&gt; im Ideenspeicher: Main-Klasse → von der erben alle Klassen!?</text:p>
          <text:p text:style-name="P2"/>
        </text:list-header>
        <text:list-item>
          <text:p text:style-name="P2">Fenster-Klasse</text:p>
        </text:list-item>
        <text:list-item>
          <text:p text:style-name="P2">Spielfeld-Klasse (enthält Punkte und Wände)</text:p>
        </text:list-item>
        <text:list-item>
          <text:p text:style-name="P2">Figuren-Klasse → davon erben PacMan, Geister, (Extras → eventuell in Spielfeld-Klasse!?)</text:p>
        </text:list-item>
        <text:list-item>
          <text:p text:style-name="P2">Audio-Klas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2T11:07:24.36</meta:creation-date>
    <meta:document-statistic meta:table-count="0" meta:image-count="0" meta:object-count="0" meta:page-count="1" meta:paragraph-count="6" meta:word-count="34" meta:character-count="236"/>
    <dc:date>2018-01-22T11:36:59.54</dc:date>
    <meta:editing-duration>PT14M25S</meta:editing-duration>
    <meta:editing-cycles>1</meta:editing-cycles>
    <meta:generator>OpenOffice/4.1.0$Win32 OpenOffice.org_project/410m18$Build-9764</meta:generator>
  </office:meta>
</office:document-meta>
</file>